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3.849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6" calcext:value-type="float">
            <text:p>36</text:p>
          </table:table-cell>
          <table:table-cell table:style-name="ce7" table:formula="of:=COUNTIF([.B7:.B135];&quot;X&quot;)" office:value-type="float" office:value="26" calcext:value-type="float">
            <text:p>26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3" calcext:value-type="float">
            <text:p>3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6" calcext:value-type="float">
            <text:p>6</text:p>
          </table:table-cell>
          <table:table-cell table:style-name="ce25" table:formula="of:=SUM([.B2:.F2])" office:value-type="float" office:value="38" calcext:value-type="float">
            <text:p>3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3" calcext:value-type="date">
            <text:p>13/01/2022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Hoje, apesar de o dia ter transcorrido bem, houveram várias pequenas situações que me entristeceram. Não fui tão bem no meu ofício, tive algumas dificuldades em fazer todo o conteúdo do dia e ainda tenho alguns problemas pessoais pra resolver que estão com tempo curtíssimo.</text:p>
          </table:table-cell>
          <table:table-cell table:style-name="ce15" office:value-type="string" calcext:value-type="string">
            <text:p>Eu fiquei o dia todo preocupado e tentando resolver o máximo de coisas que eu consegui.</text:p>
          </table:table-cell>
          <table:table-cell table:style-name="ce15" office:value-type="string" calcext:value-type="string">
            <text:p>Poderia não ter me preocupado tanto e seguido fazendo as coisas dentro do prazo que eu consigo, entendendo que algumas coisas não estão sob o meu controle e outras sim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4" calcext:value-type="date">
            <text:p>1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 e ainda tivemos um momento com amigos queridos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15" calcext:value-type="date">
            <text:p>15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Dificuldades em evoluir com o projeto e algumas questões pessoais.</text:p>
          </table:table-cell>
          <table:table-cell table:style-name="ce15" office:value-type="string" calcext:value-type="string">
            <text:p>Fiquei o dia todo um pouco chateado.</text:p>
          </table:table-cell>
          <table:table-cell table:style-name="ce15" office:value-type="string" calcext:value-type="string">
            <text:p>Poderia ter relevado as questões e me mantido alegre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16" calcext:value-type="date">
            <text:p>1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maravilhoso e abençoado em família, acordei com a resposta ao erro que o projeto apresentava, implementei e funcionou, consegui concluir o projeto com 100%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compartilhar minha alegria com minha família.</text:p>
          </table:table-cell>
          <table:table-cell table:style-name="ce2" table:number-columns-repeated="17"/>
          <table:table-cell table:number-columns-repeated="998"/>
        </table:table-row>
        <table:table-row table:style-name="ro11">
          <table:table-cell table:style-name="ce6" office:value-type="date" office:date-value="2022-01-17" calcext:value-type="date">
            <text:p>1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, o dia de aula na TRYBE foi delicioso com o desenvolvimento de um projeto guiado desde o zero e ainda tivemos um momento com amigos queri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3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20:20:23.633447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7T20:23:08.579974497</dc:date>
    <meta:editing-duration>PT5H41M32S</meta:editing-duration>
    <meta:editing-cycles>57</meta:editing-cycles>
    <meta:document-statistic meta:table-count="1" meta:cell-count="202" meta:object-count="0"/>
  </office:meta>
</office:document-meta>
</file>